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Times New Roman" officeooo:paragraph-rsid="00267c6e"/>
    </style:style>
    <style:style style:name="P3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267c6e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26760e" officeooo:paragraph-rsid="00267c6e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fo:background-color="transparent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267c6e" fo:background-color="transparent" style:font-size-asian="14pt" style:font-size-complex="14pt"/>
    </style:style>
    <style:style style:name="T1" style:family="text">
      <style:text-properties style:text-position="super 58%" officeooo:rsid="001e0439"/>
    </style:style>
    <style:style style:name="T2" style:family="text">
      <style:text-properties officeooo:rsid="001e0439"/>
    </style:style>
    <style:style style:name="T3" style:family="text">
      <style:text-properties officeooo:rsid="0024c48b"/>
    </style:style>
    <style:style style:name="T4" style:family="text">
      <style:text-properties officeooo:rsid="0026760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8.2000007629395pt" fo:font-weight="bold" officeooo:rsid="002f477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Times New Roman" fo:font-size="18.2000007629395pt" fo:font-weight="bold" officeooo:rsid="002f7102" style:font-name-asian="Droid Sans Fallback" style:font-size-asian="18.2000007629395pt" style:font-weight-asian="bold" style:font-name-complex="FreeSans" style:font-size-complex="18.200000762939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1" text:name="Билет"/>
      </text:user-field-decls>
      <text:h text:style-name="P2" text:outline-level="1">Вопросы <text:span text:style-name="T3">к зачету </text:span>по курсу </text:h>
      <text:h text:style-name="P3" text:outline-level="1"><text:span text:style-name="T5">«Моделирование </text:span><text:span text:style-name="T7">электродинамических задач численными методами</text:span><text:span text:style-name="T5">»</text:span></text:h>
      <text:list xml:id="list3764298695" text:style-name="L1">
        <text:list-header>
          <text:p text:style-name="P4"/>
        </text:list-header>
        <text:list-item>
          <text:p text:style-name="P4"> Этапы построения электродинамической модели.</text:p>
        </text:list-item>
        <text:list-item>
          <text:p text:style-name="P5"><text:span text:style-name="T2"> </text:span>Классы электродинамических задач.</text:p>
        </text:list-item>
        <text:list-item>
          <text:p text:style-name="P5"><text:span text:style-name="T2"> </text:span>Прямая и обратная задачи электродинамики.</text:p>
        </text:list-item>
        <text:list-item>
          <text:p text:style-name="P4"> Внутренняя и внешняя задачи электродинамики.</text:p>
        </text:list-item>
        <text:list-item>
          <text:p text:style-name="P4"> Методы электродинамического моделирования. Частотная и временная области моделирования.</text:p>
        </text:list-item>
        <text:list-item>
          <text:p text:style-name="P6"> Конечно-разностные схемы численного расчета производной.</text:p>
        </text:list-item>
        <text:list-item>
          <text:p text:style-name="P6"> Одномерный метод конечных разностей во временной области (КРВО, FDTD). <text:span text:style-name="T4">Алгоритм и о</text:span>сновные соотношения.</text:p>
        </text:list-item>
        <text:list-item>
          <text:p text:style-name="P6"> Критерий устойчивости метода FDTD. Число Куранта.</text:p>
        </text:list-item>
        <text:list-item>
          <text:p text:style-name="P6"> Одномерный метод FDTD. Граничные условия <text:span text:style-name="T4">на краях области моделирования </text:span>с использованием идеальных электрического и магнитного проводников.</text:p>
        </text:list-item>
        <text:list-item>
          <text:p text:style-name="P6"> Метод полного поля / рассеянного поля (Total Field / Scattered field, TFSF).</text:p>
        </text:list-item>
        <text:list-item>
          <text:p text:style-name="P6"> Моделирование распространения электромагнитной волны в среде с потерями.</text:p>
        </text:list-item>
        <text:list-item>
          <text:p text:style-name="P6"> Граничные условия с использованием <text:span text:style-name="T4">полностью согласованного слоя</text:span>.</text:p>
        </text:list-item>
        <text:list-item>
          <text:p text:style-name="P6"> Уравнения адвекции.</text:p>
        </text:list-item>
        <text:list-item>
          <text:p text:style-name="P6"> Поглощающие граничные условия первой степени.</text:p>
        </text:list-item>
        <text:list-item>
          <text:p text:style-name="P6"><text:span text:style-name="T4"> Запись п</text:span>оглощающи<text:span text:style-name="T4">х</text:span> граничны<text:span text:style-name="T4">х</text:span> услови<text:span text:style-name="T4">й</text:span> первой степени <text:span text:style-name="T4">с использованием дискретных операторов</text:span>.</text:p>
        </text:list-item>
        <text:list-item>
          <text:p text:style-name="P6"> Поглощающие граничные условия второй степени.</text:p>
        </text:list-item>
        <text:list-item>
          <text:p text:style-name="P4"> Источники возбуждения. Гауссов импульс.</text:p>
        </text:list-item>
        <text:list-item>
          <text:p text:style-name="P4"> <text:span text:style-name="T4">Уравнение плоской волны для гауссова импульса в дискретном виде.</text:span></text:p>
        </text:list-item>
        <text:list-item>
          <text:p text:style-name="P4"> Источники возбуждения. Дифференцированный гауссов импульс.</text:p>
        </text:list-item>
        <text:list-item>
          <text:p text:style-name="P4"> Источники возбуждения. Модулированный гауссов импульс.</text:p>
        </text:list-item>
        <text:list-item>
          <text:p text:style-name="P4"><text:soft-page-break/> <text:span text:style-name="T4">Уравнение плоской волны для модулированного гауссова импульса в дискретном виде.</text:span></text:p>
        </text:list-item>
        <text:list-item>
          <text:p text:style-name="P4"> Источники возбуждения. Вейвлет Рикера.</text:p>
        </text:list-item>
        <text:list-item>
          <text:p text:style-name="P4"> Источники возбуждения. Гармонический сигнал.</text:p>
        </text:list-item>
        <text:list-item>
          <text:p text:style-name="P4"> <text:span text:style-name="T4">Уравнение плоской волны для синусоидального в дискретном виде.</text:span></text:p>
        </text:list-item>
        <text:list-item>
          <text:p text:style-name="P6"> Источники погрешности метода FDTD. Численная дисперсия.</text:p>
        </text:list-item>
        <text:list-item>
          <text:p text:style-name="P6"> Двумерный метод FDTD. Особенности, связанные с поляризацией электромагнитных волн.</text:p>
        </text:list-item>
        <text:list-item>
          <text:p text:style-name="P7"><text:span text:style-name="T2"> Двумерный метод FDTD для поляризации TM</text:span><text:span text:style-name="T1">Z</text:span><text:span text:style-name="T2">. Основные соотношения. </text:span></text:p>
        </text:list-item>
        <text:list-item>
          <text:p text:style-name="P7"><text:span text:style-name="T2"> Двумерный метод FDTD для поляризации TE</text:span><text:span text:style-name="T1">Z</text:span><text:span text:style-name="T2">. Основные соотношения.</text:span></text:p>
        </text:list-item>
        <text:list-item>
          <text:p text:style-name="P6"> Стабильность двумерного метода FDTD.</text:p>
        </text:list-item>
        <text:list-item>
          <text:p text:style-name="P4"> Модификации метода FDT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06T09:28:47.858943632</meta:creation-date>
    <dc:date>2021-08-18T11:35:18.710517903</dc:date>
    <meta:editing-duration>PT2H14M9S</meta:editing-duration>
    <meta:editing-cycles>26</meta:editing-cycles>
    <meta:generator>LibreOffice/7.1.5.2$Linux_X86_64 LibreOffice_project/10$Build-2</meta:generator>
    <meta:document-statistic meta:table-count="0" meta:image-count="0" meta:object-count="0" meta:page-count="2" meta:paragraph-count="32" meta:word-count="241" meta:character-count="1970" meta:non-whitespace-character-count="1759"/>
  </office:meta>
</office:document-meta>
</file>